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9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40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9" office:value-type="string" calcext:value-type="string">
            <text:p>買値</text:p>
          </table:table-cell>
          <table:table-cell table:style-name="ce2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9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300" calcext:value-type="float">
            <text:p>3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5" calcext:value-type="float">
            <text:p>625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4]*([.F4]-[.E4])" office:value-type="float" office:value="4835.00000000004" calcext:value-type="float">
            <text:p>4,835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5]*([.F5]-[.E5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0" calcext:value-type="float">
            <text:p>770.0</text:p>
          </table:table-cell>
          <table:table-cell table:style-name="ce58"/>
          <table:table-cell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7]*([.F7]-[.E7])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500" calcext:value-type="float">
            <text:p>500</text:p>
          </table:table-cell>
          <table:table-cell office:value-type="float" office:value="875.9" calcext:value-type="float">
            <text:p>875.9</text:p>
          </table:table-cell>
          <table:table-cell office:value-type="float" office:value="881.8" calcext:value-type="float">
            <text:p>881.8</text:p>
          </table:table-cell>
          <table:table-cell table:number-columns-repeated="16378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9]*([.F9]-[.E9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100" calcext:value-type="float">
            <text:p>100</text:p>
          </table:table-cell>
          <table:table-cell office:value-type="float" office:value="1370.5" calcext:value-type="float">
            <text:p>1,370.5</text:p>
          </table:table-cell>
          <table:table-cell office:value-type="float" office:value="1381" calcext:value-type="float">
            <text:p>1,381.0</text:p>
          </table:table-cell>
          <table:table-cell table:number-columns-repeated="16378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73" calcext:value-type="float">
            <text:p>1,273.0</text:p>
          </table:table-cell>
          <table:table-cell table:style-name="ce10" table:formula="of:=[.D11]*([.F11]-[.E11])" office:value-type="float" office:value="4500" calcext:value-type="float">
            <text:p>4,500</text:p>
          </table:table-cell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 style:data-style-name="N2" text:time-value="05:06:13.6689583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1T15:01:48.199476981</dc:date>
    <meta:editing-duration>P7DT2H59M37S</meta:editing-duration>
    <meta:editing-cycles>1071</meta:editing-cycles>
    <meta:document-statistic meta:table-count="3" meta:cell-count="1639" meta:object-count="0"/>
  </office:meta>
</office:document-meta>
</file>